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co16" style:family="table-column">
      <style:table-column-properties fo:break-before="auto" style:column-width="139.69pt"/>
    </style:style>
    <style:style style:name="co17" style:family="table-column">
      <style:table-column-properties fo:break-before="auto" style:column-width="410.9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9" calcext:value-type="float">
            <text:p>9</text:p>
          </table:table-cell>
          <table:table-cell table:style-name="ce15" table:formula="of:=COUNTIF([.E$30:.E$103];&quot;Finished in Sprint 2&quot;)" office:value-type="float" office:value="1" calcext:value-type="float">
            <text:p>1</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6" table:default-cell-style-name="ce60"/>
        <table:table-column table:style-name="co13" table:default-cell-style-name="ce2"/>
        <table:table-column table:style-name="co17" table:default-cell-style-name="ce74"/>
        <table:table-column table:style-name="co5" table:default-cell-style-name="ce49"/>
        <table:table-column table:style-name="co15"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3"/>
          <table:table-cell table:style-name="ce23" table:number-columns-repeated="1016"/>
        </table:table-row>
        <table:table-row table:style-name="ro2">
          <table:table-cell table:style-name="ce2"/>
          <table:table-cell table:style-name="ce26"/>
          <table:table-cell/>
          <table:table-cell table:style-name="ce2" table:number-columns-repeated="3"/>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4])" office:value-type="float" office:value="22" calcext:value-type="float">
            <text:p>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2" calcext:value-type="float">
            <text:p>22</text:p>
          </table:table-cell>
          <table:table-cell table:formula="of:=COUNTIF([.E$17:.E$994];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994];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2" calcext:value-type="float">
            <text:p>22</text:p>
          </table:table-cell>
          <table:table-cell table:formula="of:=COUNTIF([.E$17:.E$99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2" calcext:value-type="float">
            <text:p>22</text:p>
          </table:table-cell>
          <table:table-cell table:formula="of:=COUNTIF([.E$17:.E$994];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9" calcext:value-type="float">
            <text:p>19</text:p>
          </table:table-cell>
          <table:table-cell table:formula="of:=COUNTIF([.E$17:.E$994]; &quot;Completed Day 5&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9" calcext:value-type="float">
            <text:p>19</text:p>
          </table:table-cell>
          <table:table-cell table:formula="of:=COUNTIF([.E$17:.E$99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9" calcext:value-type="float">
            <text:p>19</text:p>
          </table:table-cell>
          <table:table-cell table:formula="of:=COUNTIF([.E$17:.E$99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2"/>
          <table:table-cell/>
          <table:table-cell table:style-name="ce2" table:number-columns-repeated="3"/>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Add an Orders menu and a Place item</text:p>
          </table:table-cell>
          <table:table-cell table:content-validation-name="val7" office:value-type="string" calcext:value-type="string">
            <text:p>Completed Day 5</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Sweet</text:p>
          </table:table-cell>
          <table:table-cell table:content-validation-name="val7" office:value-type="string" calcext:value-type="string">
            <text:p>Completed Day 5</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quantity of selected Swee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Add a List item to the Orders menu</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Create an EntryDialog to ask the user which Order to display</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Display selected Order in the text data area</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Place to false if there are no sweets (remember File&gt;New Store)</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List to false if there are no orders</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Find an icon for a Place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Make the button do the same thing as Orders&gt;Place</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Find an icon for a List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Make the button do the same thing as Orders&gt;List</text:p>
          </table:table-cell>
          <table:table-cell table:content-validation-name="val7"/>
          <table:table-cell table:number-columns-repeated="1017"/>
        </table:table-row>
        <table:table-row table:style-name="ro2">
          <table:table-cell/>
          <table:table-cell table:content-validation-name="val6" office:value-type="string" calcext:value-type="string">
            <text:p>Pango</text:p>
          </table:table-cell>
          <table:table-cell table:style-name="Default"/>
          <table:table-cell office:value-type="string" calcext:value-type="string">
            <text:p>Replace custom About with Gtk::AboutDialog</text:p>
          </table:table-cell>
          <table:table-cell table:content-validation-name="val7"/>
          <table:table-cell table:style-name="ce86"/>
          <table:table-cell table:number-columns-repeated="1016"/>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Create a single Gtk::Dialog for Orders&gt;Place</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Show Sweets and quantities already added to current order</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sweet from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quantity via text or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dd buttons Add, Finish, and Cancel</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Add File&gt;Save option</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Use FileChooserDialog to save data to .muss file</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Add File&gt;Load option</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Load data from .muss file into current instance</text:p>
          </table:table-cell>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3:52:44.9543632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21T15:22:02.066165996</dc:date>
    <meta:editing-duration>PT14H28M49S</meta:editing-duration>
    <meta:editing-cycles>121</meta:editing-cycles>
    <meta:generator>LibreOffice/6.0.7.3$Linux_X86_64 LibreOffice_project/00m0$Build-3</meta:generator>
    <meta:document-statistic meta:table-count="3" meta:cell-count="415"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1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2">
                <text:p>22</text:p>
                <draw:g>
                  <svg:desc>'Sprint 02 Backlog'.B7:'Sprint 02 Backlog'.B14</svg:desc>
                </draw:g>
              </table:table-cell>
            </table:table-row>
            <table:table-row>
              <table:table-cell office:value-type="string">
                <text:p>2</text:p>
              </table:table-cell>
              <table:table-cell office:value-type="float" office:value="22">
                <text:p>22</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22">
                <text:p>22</text:p>
              </table:table-cell>
            </table:table-row>
            <table:table-row>
              <table:table-cell office:value-type="string">
                <text:p>5</text:p>
              </table:table-cell>
              <table:table-cell office:value-type="float" office:value="22">
                <text:p>22</text:p>
              </table:table-cell>
            </table:table-row>
            <table:table-row>
              <table:table-cell office:value-type="string">
                <text:p>6</text:p>
              </table:table-cell>
              <table:table-cell office:value-type="float" office:value="19">
                <text:p>19</text:p>
              </table:table-cell>
            </table:table-row>
            <table:table-row>
              <table:table-cell office:value-type="string">
                <text:p>7</text:p>
              </table:table-cell>
              <table:table-cell office:value-type="float" office:value="19">
                <text:p>19</text:p>
              </table:table-cell>
            </table:table-row>
            <table:table-row>
              <table:table-cell office:value-type="string">
                <text:p>8</text:p>
              </table:table-cell>
              <table:table-cell office:value-type="float" office:value="19">
                <text:p>1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